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02bcfc"/>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4">
      <style:text-properties officeooo:paragraph-rsid="0030b6fb"/>
    </style:style>
    <style:style style:name="P7" style:family="paragraph" style:parent-style-name="Text_20_body" style:list-style-name="L1">
      <style:text-properties officeooo:rsid="000eb594" officeooo:paragraph-rsid="000eb594"/>
    </style:style>
    <style:style style:name="P8" style:family="paragraph" style:parent-style-name="Text_20_body" style:list-style-name="L2">
      <style:text-properties officeooo:rsid="00142c4d" officeooo:paragraph-rsid="00142c4d"/>
    </style:style>
    <style:style style:name="P9" style:family="paragraph" style:parent-style-name="Text_20_body" style:list-style-name="L3">
      <style:text-properties officeooo:rsid="001d7952" officeooo:paragraph-rsid="001d7952"/>
    </style:style>
    <style:style style:name="P10" style:family="paragraph" style:parent-style-name="Text_20_body">
      <style:text-properties officeooo:paragraph-rsid="004731a1"/>
    </style:style>
    <style:style style:name="T1" style:family="text">
      <style:text-properties officeooo:rsid="00018fbb"/>
    </style:style>
    <style:style style:name="T2" style:family="text">
      <style:text-properties officeooo:rsid="0002bcfc"/>
    </style:style>
    <style:style style:name="T3" style:family="text">
      <style:text-properties officeooo:rsid="0003259f"/>
    </style:style>
    <style:style style:name="T4" style:family="text">
      <style:text-properties officeooo:rsid="00057f04"/>
    </style:style>
    <style:style style:name="T5" style:family="text">
      <style:text-properties officeooo:rsid="000f7cb5"/>
    </style:style>
    <style:style style:name="T6" style:family="text">
      <style:text-properties officeooo:rsid="000fb617"/>
    </style:style>
    <style:style style:name="T7" style:family="text">
      <style:text-properties officeooo:rsid="000fc8fb"/>
    </style:style>
    <style:style style:name="T8" style:family="text">
      <style:text-properties officeooo:rsid="0011dd4d"/>
    </style:style>
    <style:style style:name="T9" style:family="text">
      <style:text-properties officeooo:rsid="00157533"/>
    </style:style>
    <style:style style:name="T10" style:family="text">
      <style:text-properties officeooo:rsid="00164b6b"/>
    </style:style>
    <style:style style:name="T11" style:family="text">
      <style:text-properties officeooo:rsid="0018fad4"/>
    </style:style>
    <style:style style:name="T12" style:family="text">
      <style:text-properties officeooo:rsid="0023feea"/>
    </style:style>
    <style:style style:name="T13" style:family="text">
      <style:text-properties officeooo:rsid="002b61cf"/>
    </style:style>
    <style:style style:name="T14" style:family="text">
      <style:text-properties officeooo:rsid="0030b6fb"/>
    </style:style>
    <style:style style:name="T15" style:family="text">
      <style:text-properties officeooo:rsid="0038692e"/>
    </style:style>
    <style:style style:name="T16" style:family="text">
      <style:text-properties officeooo:rsid="003ca540"/>
    </style:style>
    <style:style style:name="T17" style:family="text">
      <style:text-properties fo:font-weight="bold" officeooo:rsid="004731a1" style:font-weight-asian="bold" style:font-weight-complex="bold"/>
    </style:style>
    <style:style style:name="T18" style:family="text">
      <style:text-properties fo:font-weight="bold" officeooo:rsid="0048dc64" style:font-weight-asian="bold" style:font-weight-complex="bold"/>
    </style:style>
    <style:style style:name="T19" style:family="text">
      <style:text-properties fo:font-weight="bold" officeooo:rsid="0052bc10" style:font-weight-asian="bold" style:font-weight-complex="bold"/>
    </style:style>
    <style:style style:name="T20" style:family="text">
      <style:text-properties fo:font-weight="bold" officeooo:rsid="0052c91d" style:font-weight-asian="bold" style:font-weight-complex="bold"/>
    </style:style>
    <style:style style:name="T21" style:family="text">
      <style:text-properties fo:font-weight="bold" officeooo:rsid="00547aca" style:font-weight-asian="bold" style:font-weight-complex="bold"/>
    </style:style>
    <style:style style:name="T22" style:family="text">
      <style:text-properties fo:font-weight="bold" officeooo:rsid="00563bf3" style:font-weight-asian="bold" style:font-weight-complex="bold"/>
    </style:style>
    <style:style style:name="T23" style:family="text">
      <style:text-properties fo:font-weight="bold" officeooo:rsid="005b1967" style:font-weight-asian="bold" style:font-weight-complex="bold"/>
    </style:style>
    <style:style style:name="T24" style:family="text">
      <style:text-properties fo:font-weight="bold" officeooo:rsid="0068495d" style:font-weight-asian="bold" style:font-weight-complex="bold"/>
    </style:style>
    <style:style style:name="T25" style:family="text">
      <style:text-properties officeooo:rsid="005c6688"/>
    </style:style>
    <style:style style:name="T26" style:family="text">
      <style:text-properties officeooo:rsid="00602ea7"/>
    </style:style>
    <style:style style:name="T27" style:family="text">
      <style:text-properties officeooo:rsid="0060bb37"/>
    </style:style>
    <style:style style:name="T28" style:family="text">
      <style:text-properties officeooo:rsid="0062fe76"/>
    </style:style>
    <style:style style:name="T29" style:family="text">
      <style:text-properties officeooo:rsid="006302f7"/>
    </style:style>
    <style:style style:name="T30" style:family="text">
      <style:text-properties officeooo:rsid="0067ed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9:18-38</text:h>
      <text:h text:style-name="Heading_20_2" text:outline-level="2"><text:bookmark text:name="en-GNT-26444"/>The Official's Daughter and the Woman Who Touched Jesus' Cloak <text:span text:style-name="T1">(18-26)</text:span></text:h>
      <text:list xml:id="list31849419" text:style-name="L1">
        <text:list-item>
          <text:p text:style-name="P1">While Jesus was saying this, a Jewish official came to him, knelt down before him, and said, “My daughter has just died; but come and place your hands on her, and she will live.”<text:bookmark text:name="en-GNT-26445"/> So Jesus got up and followed him, and his disciples went along with him.<text:bookmark text:name="en-GNT-26446"/> A woman who had suffered from severe bleeding for twelve years came up behind Jesus and touched the edge of his cloak. <text:bookmark text:name="en-GNT-26447"/>She said to herself, “If only I touch his cloak, I will get well.”<text:bookmark text:name="en-GNT-26448"/> Jesus turned around and saw her, and said, “Courage, my daughter! Your faith has made you well.” At that very moment the woman became well.<text:bookmark text:name="en-GNT-26449"/> Then Jesus went into the official's house. When he saw the musicians for the funeral and the people all stirred up, <text:bookmark text:name="en-GNT-26450"/>he said, “Get out, everybody! The little girl is not dead—she is only sleeping!” Then they all started making fun of him. <text:bookmark text:name="en-GNT-26451"/>But as soon as the people had been put out, Jesus went into the girl's room and took hold of her hand, and she got up. <text:bookmark text:name="en-GNT-26452"/>The news about this spread all over that part of the country.</text:p>
        </text:list-item>
        <text:list-item>
          <text:p text:style-name="P2"><text:span text:style-name="T2">Faith faith faith. The lady with the bleeding disease had faith, she believed that if she was to touch Jesus cloak she would be healed; it happened just like that. “</text:span><text:span text:style-name="T16">H</text:span><text:span text:style-name="T2">er faith </text:span><text:span text:style-name="T16">earned brought her</text:span><text:span text:style-name="T2"> healed” </text:span><text:span text:style-name="T16">said</text:span><text:span text:style-name="T2"> </text:span><text:span text:style-name="T3">Jesus</text:span><text:span text:style-name="T2">. </text:span><text:span text:style-name="T16">Her faith made her go to touch Jesus’ cloak.</text:span><text:span text:style-name="T2"> </text:span><text:span text:style-name="T3">Do we have faith that if we kneel to pray, call out to Jesus or anything of that sort</text:span><text:span text:style-name="T25">s – </text:span><text:span text:style-name="T3"><text:s/>our needs will be met? </text:span><text:span text:style-name="T4">We should have that faith, our God is still the same as the God of yesterday; he can do anything for us </text:span><text:span text:style-name="T26">if we</text:span><text:span text:style-name="T4"> believ</text:span><text:span text:style-name="T26">e</text:span><text:span text:style-name="T4"> in him or call to him in faith.</text:span></text:p>
        </text:list-item>
        <text:list-item>
          <text:p text:style-name="P7">The official had faith, he went to Jesus and asked him to come wake his daughter. <text:span text:style-name="T5">This is some level of faith, on a funeral day he left </text:span><text:span text:style-name="T7">everything</text:span><text:span text:style-name="T5"> and went to seek Jesus. </text:span><text:span text:style-name="T6">Faith ma</text:span><text:span text:style-name="T7">de this official act in an abnornal way </text:span><text:span text:style-name="T27">according to </text:span><text:span text:style-name="T7">human </text:span><text:span text:style-name="T27">standards</text:span><text:span text:style-name="T6">. </text:span><text:span text:style-name="T8">When things are not going well, faith takes away our concern for the things and makes us trust God; we’ll find ourselves seeking after God for he is the one with our deliverence. That’s some level of faith that we should all uphold.</text:span></text:p>
        </text:list-item>
      </text:list>
      <text:h text:style-name="Heading_20_2" text:outline-level="2"><text:bookmark text:name="en-GNT-26453"/>Jesus Heals Two Blind Men <text:span text:style-name="T1">(27-31)</text:span></text:h>
      <text:list xml:id="list789118548" text:style-name="L2">
        <text:list-item>
          <text:p text:style-name="P3">Jesus left that place, and as he walked along, two blind men started following him. “Have mercy on us, Son of David!” they shouted.<text:bookmark text:name="en-GNT-26454"/> When Jesus had gone indoors, the two blind men came to him, and he asked them, “Do you believe that I can heal you?” “Yes, sir!” they answered.<text:bookmark text:name="en-GNT-26455"/> Then Jesus touched their eyes and said, “Let it happen, then, just as you believe!”— <text:bookmark text:name="en-GNT-26456"/>and their sight was restored. Jesus spoke sternly to them, “Don't tell this to anyone!”<text:bookmark text:name="en-GNT-26457"/> But they left and spread the news about Jesus all over that part of the country.</text:p>
        </text:list-item>
        <text:list-item>
          <text:p text:style-name="P8">“Do you believe that I can heal you?” Jesus asked the two blind men <text:span text:style-name="T9">who had come to him. </text:span><text:span text:style-name="T10">When we pray or call to the Lord, do we believe that he can do what we’</text:span><text:span text:style-name="T28">re</text:span><text:span text:style-name="T10"> asking for or we’re just praying because we’</text:span><text:span text:style-name="T29">re trying our luck</text:span><text:span text:style-name="T10">? </text:span><text:span text:style-name="T11">All we do should be done in faith.</text:span></text:p>
        </text:list-item>
      </text:list>
      <text:h text:style-name="Heading_20_2" text:outline-level="2"><text:bookmark text:name="en-GNT-26458"/><text:soft-page-break/>Jesus Heals a Man Who Could Not Speak <text:span text:style-name="T1">(32-34)</text:span></text:h>
      <text:list xml:id="list1913194289" text:style-name="L3">
        <text:list-item>
          <text:p text:style-name="P4">As the men were leaving, some people brought to Jesus a man who could not talk because he had a demon. <text:bookmark text:name="en-GNT-26459"/>But as soon as the demon was driven out, the man started talking, and everyone was amazed. “We have never seen anything like this in Israel!” they exclaimed.<text:bookmark text:name="en-GNT-26460"/> But the Pharisees said, “It is the chief of the demons who gives Jesus the power to drive out demons.”</text:p>
        </text:list-item>
        <text:list-item>
          <text:p text:style-name="P9">Let’s bring those who need healing to Christ through prayer, teaching them about God and any otherway. <text:span text:style-name="T12">God will help them. </text:span><text:span text:style-name="T13">The dump man who had a demon was brought to Jesus and received deliverance.</text:span></text:p>
        </text:list-item>
      </text:list>
      <text:h text:style-name="Heading_20_2" text:outline-level="2"><text:bookmark text:name="en-GNT-26461"/>Jesus Has Pity for the People <text:span text:style-name="T1">(35-38)</text:span></text:h>
      <text:list xml:id="list1933190823" text:style-name="L4">
        <text:list-item>
          <text:p text:style-name="P5">Jesus went around visiting all the towns and villages. He taught in the synagogues, preached the Good News about the Kingdom, and healed people with every kind of disease and sickness. <text:bookmark text:name="en-GNT-26462"/>As he saw the crowds, his heart was filled with pity for them, because they were worried and helpless, like sheep without a shepherd. <text:bookmark text:name="en-GNT-26463"/>So he said to his disciples, “The harvest is large, but there are few workers to gather it in. <text:bookmark text:name="en-GNT-26464"/>Pray to the owner of the harvest that he will send out workers to gather in his harvest.”</text:p>
        </text:list-item>
        <text:list-item>
          <text:p text:style-name="P6"><text:span text:style-name="T14">What was happening then is still happening today. People are worried and helpless, they don’t know or believe in God who can carry burdens only if </text:span><text:span text:style-name="T30">they</text:span><text:span text:style-name="T14"> carry his cross or follow him. </text:span><text:span text:style-name="T15">Let’s also pray that God sends workers to teach people about the Kingdom.</text:span></text:p>
        </text:list-item>
      </text:list>
      <text:p text:style-name="P10"><text:span text:style-name="T17">In these verses we saw faith in action, faith expressed in different ways, faith that brought healing </text:span><text:span text:style-name="T18">and faith that </text:span><text:span text:style-name="T19">made people ignore their problems </text:span><text:span text:style-name="T24">but</text:span><text:span text:style-name="T19"> seek Christ</text:span><text:span text:style-name="T18">. </text:span><text:span text:style-name="T20">Let’s be people of faith and we should follow it’s </text:span><text:span text:style-name="T21">path</text:span><text:span text:style-name="T20"> though it might be contrary to popular doctrine. </text:span><text:span text:style-name="T22">Faith and </text:span><text:span text:style-name="T23">its </text:span><text:span text:style-name="T22">actions (James 2:14-2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0T07:18:24.914031745</meta:creation-date>
    <dc:date>2021-10-30T08:28:15.795329860</dc:date>
    <meta:editing-duration>PT1H9M30S</meta:editing-duration>
    <meta:editing-cycles>41</meta:editing-cycles>
    <meta:generator>LibreOffice/6.4.7.2$Linux_X86_64 LibreOffice_project/40$Build-2</meta:generator>
    <meta:document-statistic meta:table-count="0" meta:image-count="0" meta:object-count="0" meta:page-count="2" meta:paragraph-count="15" meta:word-count="877" meta:character-count="4627" meta:non-whitespace-character-count="3773"/>
  </office:meta>
</office:document-meta>
</file>